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size="44pt" fo:font-weight="bold" officeooo:rsid="000dedbb" officeooo:paragraph-rsid="000dedbb" style:font-size-asian="44pt" style:font-weight-asian="bold" style:font-size-complex="44pt" style:font-weight-complex="bold"/>
    </style:style>
    <style:style style:name="P2" style:family="paragraph" style:parent-style-name="Standard">
      <style:text-properties officeooo:rsid="000f2600" officeooo:paragraph-rsid="001031df"/>
    </style:style>
    <style:style style:name="P3" style:family="paragraph" style:parent-style-name="Frame_20_contents">
      <style:paragraph-properties fo:text-align="center" style:justify-single-word="false"/>
      <style:text-properties officeooo:paragraph-rsid="000ce474"/>
    </style:style>
    <style:style style:name="P4" style:family="paragraph" style:parent-style-name="Frame_20_contents">
      <style:paragraph-properties fo:text-align="center" style:justify-single-word="false"/>
      <style:text-properties officeooo:paragraph-rsid="000dedbb"/>
    </style:style>
    <style:style style:name="P5" style:family="paragraph" style:parent-style-name="Standard">
      <style:text-properties fo:font-size="18pt" officeooo:rsid="000f2600" officeooo:paragraph-rsid="000f2600" style:font-size-asian="15.75pt" style:font-size-complex="18pt"/>
    </style:style>
    <style:style style:name="P6" style:family="paragraph" style:parent-style-name="Standard">
      <style:text-properties fo:font-size="18pt" officeooo:rsid="001031df" officeooo:paragraph-rsid="001031df" style:font-size-asian="15.75pt" style:font-size-complex="18pt"/>
    </style:style>
    <style:style style:name="P7" style:family="paragraph" style:parent-style-name="Standard">
      <style:text-properties officeooo:rsid="001031df" officeooo:paragraph-rsid="001031df"/>
    </style:style>
    <style:style style:name="P8" style:family="paragraph" style:parent-style-name="Standard">
      <style:text-properties officeooo:rsid="00138dc9" officeooo:paragraph-rsid="001031df"/>
    </style:style>
    <style:style style:name="P9" style:family="paragraph">
      <style:paragraph-properties fo:text-align="center"/>
      <style:text-properties fo:font-size="12pt"/>
    </style:style>
    <style:style style:name="P10" style:family="paragraph">
      <style:paragraph-properties fo:text-align="center"/>
    </style:style>
    <style:style style:name="P11" style:family="paragraph">
      <loext:graphic-properties draw:fill-color="#ffffff"/>
    </style:style>
    <style:style style:name="P12" style:family="paragraph">
      <loext:graphic-properties draw:fill-color="#ffffff"/>
      <style:text-properties fo:font-size="12pt"/>
    </style:style>
    <style:style style:name="P13" style:family="paragraph">
      <loext:graphic-properties draw:fill="none" draw:fill-color="#ffffff"/>
      <style:paragraph-properties style:writing-mode="lr-tb"/>
    </style:style>
    <style:style style:name="T1" style:family="text">
      <style:text-properties fo:font-size="18pt" style:font-size-asian="15.75pt" style:font-size-complex="18pt"/>
    </style:style>
    <style:style style:name="T2" style:family="text">
      <style:text-properties fo:font-size="18pt" officeooo:rsid="001031df" style:font-size-asian="15.75pt" style:font-size-complex="18pt"/>
    </style:style>
    <style:style style:name="T3" style:family="text">
      <style:text-properties fo:font-size="18pt" officeooo:rsid="0011ac37" style:font-size-asian="15.75pt" style:font-size-complex="18pt"/>
    </style:style>
    <style:style style:name="T4" style:family="text">
      <style:text-properties fo:font-size="18pt" officeooo:rsid="00138dc9" style:font-size-asian="15.75pt" style:font-size-complex="18pt"/>
    </style:style>
    <style:style style:name="T5" style:family="text">
      <style:text-properties fo:font-size="18pt" officeooo:rsid="00138fcf" style:font-size-asian="15.75pt" style:font-size-complex="18pt"/>
    </style:style>
    <style:style style:name="T6" style:family="text">
      <style:text-properties fo:font-size="22pt" fo:font-weight="bold" officeooo:rsid="001031df" style:font-size-asian="22pt" style:font-weight-asian="bold" style:font-size-complex="22pt" style:font-weight-complex="bold"/>
    </style:style>
    <style:style style:name="T7" style:family="text">
      <style:text-properties officeooo:rsid="000ce474"/>
    </style:style>
    <style:style style:name="T8" style:family="text">
      <style:text-properties officeooo:rsid="000dedbb"/>
    </style:style>
    <style:style style:name="gr1"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svg:stroke-color="#000000" draw:fill-color="#ffffff" draw:textarea-horizontal-align="justify" draw:textarea-vertical-align="middle" draw:auto-grow-height="false" fo:min-height="1.032cm" fo:min-width="3.1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svg:stroke-color="#000000" draw:fill-color="#ffffff" draw:textarea-horizontal-align="justify" draw:textarea-vertical-align="middle" draw:auto-grow-height="false" fo:min-height="1.032cm" fo:min-width="2.9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svg:stroke-color="#000000" draw:fill-color="#ffffff" draw:textarea-horizontal-align="justify" draw:textarea-vertical-align="middle" draw:auto-grow-height="false" fo:min-height="0.926cm" fo:min-width="3.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svg:stroke-color="#000000" draw:fill-color="#ffffff" draw:textarea-horizontal-align="justify" draw:textarea-vertical-align="middle" draw:auto-grow-height="false" fo:min-height="1.032cm" fo:min-width="3.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svg:stroke-color="#000000" draw:fill-color="#ffffff" draw:textarea-horizontal-align="justify" draw:textarea-vertical-align="middle" draw:auto-grow-height="false" fo:min-height="1.058cm" fo:min-width="3.3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svg:stroke-color="#000000" draw:fill-color="#ffffff" draw:textarea-horizontal-align="justify" draw:textarea-vertical-align="middle" draw:auto-grow-height="false" fo:min-height="0.926cm" fo:min-width="2.0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svg:stroke-color="#000000" draw:fill-color="#ffffff" draw:textarea-horizontal-align="justify" draw:textarea-vertical-align="middle" draw:auto-grow-height="false" fo:min-height="0.9cm" fo:min-width="2.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parent-style-name="Frame">
      <style:graphic-properties svg:stroke-color="#000000" draw:fill-color="#ffffff" draw:textarea-horizontal-align="justify" draw:textarea-vertical-align="middle" draw:auto-grow-height="false" fo:min-height="3.069cm" fo:min-width="3.9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svg:stroke-color="#000000" draw:fill-color="#ffffff" draw:textarea-horizontal-align="justify" draw:textarea-vertical-align="middle" draw:auto-grow-height="false" fo:min-height="3.669cm" fo:min-width="1.8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custom-shape text:anchor-type="paragraph" draw:z-index="0" draw:name="Shape1" draw:style-name="gr13" draw:text-style-name="P11" svg:width="2.62cm" svg:height="5.187cm" svg:x="-0.351cm" svg:y="12.157cm"><text:p text:style-name="P3"><text:span text:style-name="T7">Lenses Syste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2" draw:style-name="gr12" draw:text-style-name="P11" svg:width="3.97cm" svg:height="3.07cm" svg:x="3.485cm" svg:y="13.374cm"><text:p text:style-name="P3"><text:span text:style-name="T7">CFA</text:span></text:p><draw:enhanced-geometry svg:viewBox="0 0 21600 21600" draw:type="rectangle" draw:enhanced-path="M 0 0 L 21600 0 21600 21600 0 21600 0 0 Z N"/></draw:custom-shape><draw:line text:anchor-type="paragraph" draw:z-index="2" draw:name="Shape3" draw:style-name="gr2" draw:text-style-name="P10" svg:x1="4.623cm" svg:y1="13.373cm" svg:x2="4.623cm" svg:y2="11.733cm"><text:p/></draw:line><draw:line text:anchor-type="paragraph" draw:z-index="3" draw:name="Shape4" draw:style-name="gr2" draw:text-style-name="P10" svg:x1="4.623cm" svg:y1="11.707cm" svg:x2="9.888cm" svg:y2="11.733cm"><text:p/></draw:line><draw:line text:anchor-type="paragraph" draw:z-index="4" draw:name="Shape5" draw:style-name="gr2" draw:text-style-name="P10" svg:x1="9.835cm" svg:y1="11.733cm" svg:x2="9.835cm" svg:y2="15.781cm"><text:p/></draw:line><draw:line text:anchor-type="paragraph" draw:z-index="5" draw:name="Shape6" draw:style-name="gr2" draw:text-style-name="P10" svg:x1="7.454cm" svg:y1="15.835cm" svg:x2="9.888cm" svg:y2="15.782cm"><text:p/></draw:line><draw:frame text:anchor-type="paragraph" draw:z-index="6" draw:name="Shape7" draw:style-name="gr11" draw:text-style-name="P13" svg:width="3.943cm" svg:height="0.53cm" svg:x="4.888cm" svg:y="12.342cm"><draw:text-box><text:p text:style-name="P10">Image Sensor</text:p></draw:text-box></draw:frame><draw:custom-shape text:anchor-type="paragraph" draw:z-index="7" draw:name="Shape8" draw:style-name="gr10" draw:text-style-name="P11" svg:width="2.17cm" svg:height="0.9cm" svg:x="11cm" svg:y="14.459cm"><text:p text:style-name="P4"><text:span text:style-name="T8">AGC</text:span></text:p><draw:enhanced-geometry svg:viewBox="0 0 21600 21600" draw:type="rectangle" draw:enhanced-path="M 0 0 L 21600 0 21600 21600 0 21600 0 0 Z N"/></draw:custom-shape><draw:custom-shape text:anchor-type="paragraph" draw:z-index="8" draw:name="Shape9" draw:style-name="gr9" draw:text-style-name="P12" svg:width="2.038cm" svg:height="0.927cm" svg:x="14.466cm" svg:y="14.406cm"><text:p text:style-name="P4"><text:span text:style-name="T8">ADC</text:span></text:p><draw:enhanced-geometry svg:viewBox="0 0 21600 21600" draw:type="rectangle" draw:enhanced-path="M 0 0 L 21600 0 21600 21600 0 21600 0 0 Z N"/></draw:custom-shape><draw:custom-shape text:anchor-type="paragraph" draw:z-index="9" draw:name="Shape10" draw:style-name="gr8" draw:text-style-name="P11" svg:width="3.335cm" svg:height="1.059cm" svg:x="17.508cm" svg:y="14.379cm"><text:p text:style-name="P4"><text:span text:style-name="T8">Demosaicing</text:span></text:p><draw:enhanced-geometry svg:viewBox="0 0 21600 21600" draw:type="rectangle" draw:enhanced-path="M 0 0 L 21600 0 21600 21600 0 21600 0 0 Z N"/></draw:custom-shape><draw:custom-shape text:anchor-type="paragraph" draw:z-index="10" draw:name="Shape11" draw:style-name="gr7" draw:text-style-name="P11" svg:width="3.44cm" svg:height="1.033cm" svg:x="21.662cm" svg:y="14.353cm"><text:p text:style-name="P4"><text:span text:style-name="T8">Image Processing</text:span></text:p><draw:enhanced-geometry svg:viewBox="0 0 21600 21600" draw:type="rectangle" draw:enhanced-path="M 0 0 L 21600 0 21600 21600 0 21600 0 0 Z N"/></draw:custom-shape><draw:custom-shape text:anchor-type="paragraph" draw:z-index="11" draw:name="Shape12" draw:style-name="gr6" draw:text-style-name="P11" svg:width="3.07cm" svg:height="0.927cm" svg:x="25.79cm" svg:y="14.379cm"><text:p text:style-name="P4"><text:span text:style-name="T8">Storage</text:span></text:p><draw:enhanced-geometry svg:viewBox="0 0 21600 21600" draw:type="rectangle" draw:enhanced-path="M 0 0 L 21600 0 21600 21600 0 21600 0 0 Z N"/></draw:custom-shape><draw:custom-shape text:anchor-type="paragraph" draw:z-index="12" draw:name="Shape13" draw:style-name="gr5" draw:text-style-name="P11" svg:width="2.964cm" svg:height="1.033cm" svg:x="15.815cm" svg:y="10.649cm"><text:p text:style-name="P4"><text:span text:style-name="T8">Auto Focus</text:span></text:p><draw:enhanced-geometry svg:viewBox="0 0 21600 21600" draw:type="rectangle" draw:enhanced-path="M 0 0 L 21600 0 21600 21600 0 21600 0 0 Z N"/></draw:custom-shape><draw:custom-shape text:anchor-type="paragraph" draw:z-index="13" draw:name="Shape14" draw:style-name="gr4" draw:text-style-name="P11" svg:width="3.123cm" svg:height="1.033cm" svg:x="15.683cm" svg:y="17.634cm"><text:p text:style-name="P4"><text:span text:style-name="T8">Auto Exposure</text:span></text:p><draw:enhanced-geometry svg:viewBox="0 0 21600 21600" draw:type="rectangle" draw:enhanced-path="M 0 0 L 21600 0 21600 21600 0 21600 0 0 Z N"/></draw:custom-shape><draw:line text:anchor-type="paragraph" draw:z-index="14" draw:name="Shape15" draw:style-name="gr1" draw:text-style-name="P10" svg:x1="2.268cm" svg:y1="15.067cm" svg:x2="3.485cm" svg:y2="15.067cm"><text:p/></draw:line><draw:line text:anchor-type="paragraph" draw:z-index="15" draw:name="Shape16" draw:style-name="gr1" draw:text-style-name="P10" svg:x1="9.835cm" svg:y1="14.961cm" svg:x2="11.131cm" svg:y2="15.014cm"><text:p/></draw:line><draw:line text:anchor-type="paragraph" draw:z-index="16" draw:name="Shape17" draw:style-name="gr1" draw:text-style-name="P10" svg:x1="13.169cm" svg:y1="15.04cm" svg:x2="14.465cm" svg:y2="15.014cm"><text:p/></draw:line><draw:line text:anchor-type="paragraph" draw:z-index="17" draw:name="Shape18" draw:style-name="gr1" draw:text-style-name="P10" svg:x1="16.503cm" svg:y1="14.961cm" svg:x2="17.641cm" svg:y2="14.961cm"><text:p/></draw:line><draw:line text:anchor-type="paragraph" draw:z-index="18" draw:name="Shape19" draw:style-name="gr1" draw:text-style-name="P10" svg:x1="20.842cm" svg:y1="14.988cm" svg:x2="21.662cm" svg:y2="14.988cm"><text:p/></draw:line><draw:line text:anchor-type="paragraph" draw:z-index="19" draw:name="Shape20" draw:style-name="gr1" draw:text-style-name="P10" svg:x1="25.102cm" svg:y1="14.908cm" svg:x2="25.79cm" svg:y2="14.908cm"><text:p/></draw:line><draw:line text:anchor-type="paragraph" draw:z-index="20" draw:name="Shape21" draw:style-name="gr3" draw:text-style-name="P10" svg:x1="17.217cm" svg:y1="11.68cm" svg:x2="17.243cm" svg:y2="17.633cm"><text:p/></draw:line><draw:line text:anchor-type="paragraph" draw:z-index="21" draw:name="Shape22" draw:style-name="gr2" draw:text-style-name="P10" svg:x1="15.815cm" svg:y1="11.151cm" svg:x2="0.813cm" svg:y2="11.177cm"><text:p/></draw:line><draw:line text:anchor-type="paragraph" draw:z-index="22" draw:name="Shape23" draw:style-name="gr1" draw:text-style-name="P10" svg:x1="0.813cm" svg:y1="11.151cm" svg:x2="0.839cm" svg:y2="12.156cm"><text:p/></draw:line><draw:line text:anchor-type="paragraph" draw:z-index="23" draw:name="Shape24" draw:style-name="gr2" draw:text-style-name="P10" svg:x1="15.683cm" svg:y1="18.269cm" svg:x2="12.19cm" svg:y2="18.269cm"><text:p/></draw:line><draw:line text:anchor-type="paragraph" draw:z-index="24" draw:name="Shape25" draw:style-name="gr1" draw:text-style-name="P9" svg:x1="12.164cm" svg:y1="18.349cm" svg:x2="12.164cm" svg:y2="15.358cm"><text:p/></draw:line>Cameras that we use today are smart and have a lot of features that were not present in early cameras all <text:s text:c="68"/>because of embedded system used in them. A digital camera has basically three functions, to capture <text:s text:c="7"/>image which we call data, to store image data and to represent this data.</text:p>
      <text:p text:style-name="P5"/>
      <text:p text:style-name="P5">Today images are stored and processed in form of digital data in bits. There is no need of film for storing images. This feature has increased the storage capacity and made it easy to transfer images.</text:p>
      <text:p text:style-name="P5"/>
      <text:p text:style-name="P2"><text:span text:style-name="T1">In digital cameras, first image is captured and converted to digital form. This digital image is stored in internal memory. </text:span><text:span text:style-name="T2">When the camera is attached to the personal computer for uploading images, it transfers the stored data. </text:span><text:span text:style-name="T4">Cyprus microcontroller is used in Digital Cameras </text:span><text:span text:style-name="T5">which converts images into electric signals.</text:span></text:p>
      <text:p text:style-name="P6"/>
      <text:p text:style-name="P6"/>
      <text:p text:style-name="P2"><text:span text:style-name="T6">Block Diagram of Digital Camera</text:span><text:span text:style-name="T1">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CFA – Color Filter Array – CFA is an array of color filters which captures the color information.</text:p>
      <text:p text:style-name="P6">AGC – Automatic Gain Control – In low light conditions, AGC artificially improve dynamic range and <text:s text:c="5"/>produce usable images.</text:p>
      <text:p text:style-name="P6">ADC – Analog to Digital Converter – Ability to capture an image and convert it into digital file.</text:p>
      <text:p text:style-name="P7"><text:span text:style-name="T1">Demosaicing – </text:span><text:span text:style-name="T3">Reconstruct a full color image from the output of CFA.</text:span></text:p>
      <text:p text:style-name="P8"><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13.499cm" style:type="center"/>
          <style:tab-stop style:position="2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499cm" style:type="center"/>
          <style:tab-stop style:position="27cm" style:type="right"/>
        </style:tab-stops>
      </style:paragraph-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44pt" fo:font-weight="bold" officeooo:rsid="000dedbb" officeooo:paragraph-rsid="000dedbb" style:font-size-asian="44pt" style:font-weight-asian="bold" style:font-size-complex="44pt" style:font-weight-complex="bold"/>
    </style:style>
    <style:page-layout style:name="Mpm1">
      <style:page-layout-properties fo:page-width="31cm" fo:page-height="3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igital Camera</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0T20:19:58.378915944</meta:creation-date>
    <dc:date>2021-10-31T09:54:26.384145095</dc:date>
    <meta:editing-duration>PT3M23S</meta:editing-duration>
    <meta:editing-cycles>2</meta:editing-cycles>
    <meta:generator>LibreOffice/6.4.7.2$Linux_X86_64 LibreOffice_project/40$Build-2</meta:generator>
    <meta:document-statistic meta:table-count="0" meta:image-count="0" meta:object-count="0" meta:page-count="1" meta:paragraph-count="18" meta:word-count="217" meta:character-count="1390" meta:non-whitespace-character-count="1103"/>
  </office:meta>
</office:document-meta>
</file>